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top="0in" fo:margin-bottom="0in" loext:contextual-spacing="false" fo:line-height="179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24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64cc16e7-7fff-9b22-a061-a1286bb25389"/>UNIVERSITY OF BUCHAREST</text:p>
      <text:p text:style-name="P3">FACULTY OF MATHEMATICS AND INFORMATICS</text:p>
      <text:p text:style-name="P3">DISSERTATION DOMAIN: DISTRIBUTED SYSTEMS</text:p>
      <text:p text:style-name="P1"><text:line-break/><text:line-break/><text:line-break/><text:line-break/></text:p>
      <text:p text:style-name="P5">DISSERTATION WORK</text:p>
      <text:p text:style-name="P5">Inverse Reinforcement Learning for</text:p>
      <text:p text:style-name="P5">Video Games</text:p>
      <text:p text:style-name="P1"><text:line-break/><text:line-break/><text:line-break/><text:line-break/><text:line-break/></text:p>
      <text:p text:style-name="P2">SCIENTIFIC COORDINATOR</text:p>
      <text:p text:style-name="P2">Păduraru Ionuț Ciprian</text:p>
      <text:p text:style-name="P2">STUDENT</text:p>
      <text:p text:style-name="P2">Roșcăneanu George</text:p>
      <text:p text:style-name="P1"><text:line-break/><text:line-break/></text:p>
      <text:p text:style-name="P4">BUCHAREST</text:p>
      <text:p text:style-name="P4">June 2019</text:p>
      <text:p text:style-name="Text_20_body"><text:line-break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4-30T13:03:03.813000000</dc:date>
    <meta:editing-duration>PT2M56S</meta:editing-duration>
    <meta:editing-cycles>1</meta:editing-cycles>
    <meta:document-statistic meta:table-count="0" meta:image-count="0" meta:object-count="0" meta:page-count="2" meta:paragraph-count="16" meta:word-count="31" meta:character-count="261" meta:non-whitespace-character-count="230"/>
  </office:meta>
</office:document-meta>
</file>